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9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number-columns-repeated="1012" table:default-cell-style-name="ce8"/>
        <table:table-column table:style-name="co4" table:default-cell-style-name="ce5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1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help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3" office:value-type="string" calcext:value-type="string">
            <text:p>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4" office:value-type="string" calcext:value-type="string">
            <text:p>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4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*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4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(p,s,m,e,f,<text:span text:style-name="T1">g</text:span>)</text:p>
          </table:table-cell>
          <table:table-cell table:style-name="ce43" office:value-type="string" calcext:value-type="string">
            <text:p>all options(p,s,m,e,f)g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6" office:value-type="string" calcext:value-type="string">
            <text:p>(s,m,e,<text:span text:style-name="T1">g</text:span>)</text:p>
          </table:table-cell>
          <table:table-cell table:style-name="ce44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3" office:value-type="string" calcext:value-type="string">
            <text:p>only multisample pictures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4" office:value-type="string" calcext:value-type="string">
            <text:p>only userpathway multisample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8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8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39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*</text:p>
          </table:table-cell>
          <table:table-cell table:style-name="ce31" office:value-type="string" calcext:value-type="string">
            <text:p>go path or Go#…</text:p>
          </table:table-cell>
          <table:table-cell table:style-name="ce39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*</text:p>
          </table:table-cell>
          <table:table-cell table:style-name="ce32" office:value-type="string" calcext:value-type="string">
            <text:p>go path or Go#…</text:p>
          </table:table-cell>
          <table:table-cell table:style-name="ce40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(empty=export all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#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#s(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6" table:number-columns-repeated="1013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*</text:p>
          </table:table-cell>
          <table:table-cell table:style-name="ce6" office:value-type="string" calcext:value-type="string">
            <text:p>(empty=export all)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*</text:p>
          </table:table-cell>
          <table:table-cell table:style-name="ce6" office:value-type="string" calcext:value-type="string">
            <text:p>#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find the lowest common ancestor for a given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8" office:value-type="string" calcext:value-type="string">
            <text:p>lca-all(test)*</text:p>
          </table:table-cell>
          <table:table-cell table:style-name="ce33" office:value-type="string" calcext:value-type="string">
            <text:p>ec path/go path/Go#/Ec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9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def/”option's name”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2"/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00-00-00</text:date>, <text:time style:data-style-name="N2" text:time-value="09:30:57.62877121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0T14:20:54.681276291</dc:date>
    <meta:editing-duration>PT23H53M36S</meta:editing-duration>
    <meta:editing-cycles>41</meta:editing-cycles>
    <meta:generator>LibreOffice/5.0.5.2$Linux_X86_64 LibreOffice_project/00m0$Build-2</meta:generator>
    <meta:document-statistic meta:table-count="1" meta:cell-count="233" meta:object-count="0"/>
  </office:meta>
</office:document-meta>
</file>